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5" style:family="table-cell" style:parent-style-name="Default">
      <style:table-cell-properties fo:background-color="#d4ea6b" fo:border="0.74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7" style:family="table-cell" style:parent-style-name="Default">
      <style:text-properties style:text-underline-style="none"/>
    </style:style>
    <style:style style:name="ce12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6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number-columns-repeated="5"/>
          <table:table-cell table:style-name="Default" table:number-columns-repeated="2"/>
          <table:table-cell/>
          <table:table-cell table:style-name="ce12" office:value-type="string" calcext:value-type="string">
            <text:p>PTS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5" office:value-type="string" calcext:value-type="string">
            <text:p>Pregunta D</text:p>
          </table:table-cell>
          <table:table-cell table:style-name="ce13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1" office:value-type="string" calcext:value-type="string">
            <text:p>Pregunta A</text:p>
          </table:table-cell>
          <table:table-cell table:style-name="ce3" office:value-type="string" calcext:value-type="string">
            <text:p>4 objetos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SUM([.B3:.E3])" office:value-type="float" office:value="9.5" calcext:value-type="float">
            <text:p>9,5</text:p>
          </table:table-cell>
          <table:table-cell table:style-name="ce3" office:value-type="string" calcext:value-type="string">
            <text:p>Algunas variables es mejor no definirlas de antemano como hileras por la complejidad que podría implicar usarlas de ese tipo, mejor pensar en crear una clase para ese tipo. EJ: cronograma que sea de una clase ‘Cronograma’ y no tipo ‘hilera’.</text:p>
          </table:table-cell>
          <table:table-cell table:style-name="ce11" office:value-type="string" calcext:value-type="string">
            <text:p>Pregunta B</text:p>
          </table:table-cell>
          <table:table-cell table:style-name="ce3" office:value-type="string" calcext:value-type="string">
            <text:p>6 métodos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table:number-columns-repeated="4"/>
          <table:table-cell table:formula="of:=SUM([.B4:.E4]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Pregunta C</text:p>
          </table:table-cell>
          <table:table-cell table:style-name="ce3" office:value-type="string" calcext:value-type="string">
            <text:p>5 atributos con tipo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5:.E5])"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Pregunta D</text:p>
          </table:table-cell>
          <table:table-cell table:style-name="ce4" office:value-type="string" calcext:value-type="string">
            <text:p>explicació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6:.E6])" office:value-type="float" office:value="9" calcext:value-type="float">
            <text:p>9</text:p>
          </table:table-cell>
          <table:table-cell office:value-type="string" calcext:value-type="string">
            <text:p>Faltó una explicación más detallada del objetivo del sistema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7:.E7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8:.E8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9:.E9])" office:value-type="float" office:value="9" calcext:value-type="float">
            <text:p>9</text:p>
          </table:table-cell>
          <table:table-cell office:value-type="string" calcext:value-type="string">
            <text:p>El objetivo de los métodos set() y get() es modificar u obtener el valor de los atributos de un objeto pero de manera específica y no general. Ej: setNombre(), setFechaFundacion(), etc... en el caso de la clase ‘Estudio’. El método editarDescripcion() de algunas clases vendría siendo como setDescripcion()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0:.E10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1:.E11])" office:value-type="float" office:value="9" calcext:value-type="float">
            <text:p>9</text:p>
          </table:table-cell>
          <table:table-cell office:value-type="string" calcext:value-type="string">
            <text:p>Muchos de los métodos que indica se comportan como los set(). Ej: en la clase ‘Jugador’ está el método setPosicion() y luego editarPosicion(), pero en realidad el objetivo de ambos es modificar la variable ‘posicion’ por lo que solo con el set sería suficient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2:.E12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style-name="ce17"/>
          <table:table-cell/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3:.E13])" office:value-type="float" office:value="8.5" calcext:value-type="float">
            <text:p>8,5</text:p>
          </table:table-cell>
          <table:table-cell office:value-type="string" calcext:value-type="string">
            <text:p>Faltaron varios métodos adicionales además de los set y get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 ANTONIO CHACON GAR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4:.E14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SIS MONSERRATH HERRERA KNYGH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5:.E15])" office:value-type="float" office:value="9" calcext:value-type="float">
            <text:p>9</text:p>
          </table:table-cell>
          <table:table-cell office:value-type="string" calcext:value-type="string">
            <text:p>Algunos métodos cumplen la misma función que algunos set. Ej: en la clase ‘Personaje’ está editarNombre() y setNombre(), la función de ambos es modificar la variable ‘nombre’ por lo que con uno ya estaría bien. No todos los métodos en un programa van a ser sets y gets, en la clase ‘Personaje’ por ejemplo, pueden haber métodos que sean moverse(), saltar(), etc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6:.E16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 LOPEZ VALLECILL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7:.E17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EMY JOSE ESPINOZA MADRIGAL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8:.E18])" office:value-type="float" office:value="9.5" calcext:value-type="float">
            <text:p>9,5</text:p>
          </table:table-cell>
          <table:table-cell office:value-type="string" calcext:value-type="string">
            <text:p>Faltaron los sets y gets. Las clases ‘Enemigo1’ y ‘Enemigo2’ sería mejor dejarlas con el nombre de ‘Esqueleto’ y ‘Hechizero’ para que fueran más significativa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9:.E19])" office:value-type="float" office:value="9" calcext:value-type="float">
            <text:p>9</text:p>
          </table:table-cell>
          <table:table-cell office:value-type="string" calcext:value-type="string">
            <text:p>Faltaron algunos métodos además de los set y get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ALBERTO MURILLO CHAV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20:.E20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ALINA GARCIA HERNANDEZ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1:.E21])" office:value-type="float" office:value="7" calcext:value-type="float">
            <text:p>7</text:p>
          </table:table-cell>
          <table:table-cell office:value-type="string" calcext:value-type="string">
            <text:p>Faltó una explicación del objetivo del programa y de las interacciones de las clase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22:.E22])" office:value-type="float" office:value="9.5" calcext:value-type="float">
            <text:p>9,5</text:p>
          </table:table-cell>
          <table:table-cell office:value-type="string" calcext:value-type="string">
            <text:p>Faltaron los sets y gets. <text:s/>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23:.E23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PC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24:.E24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20:38:09.5086115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18T22:22:01.041255659</dc:date>
    <meta:editing-duration>PT13M45S</meta:editing-duration>
    <meta:editing-cycles>3</meta:editing-cycles>
    <meta:generator>LibreOffice/6.4.4.2$Linux_X86_64 LibreOffice_project/40$Build-2</meta:generator>
    <meta:document-statistic meta:table-count="1" meta:cell-count="177" meta:object-count="0"/>
  </office:meta>
</office:document-meta>
</file>